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09cd7"/>
    </style:style>
    <style:style style:name="T2" style:family="text">
      <style:text-properties officeooo:rsid="0012b7ab"/>
    </style:style>
    <style:style style:name="T3" style:family="text">
      <style:text-properties officeooo:rsid="001323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NTENDO WII</text:p>
      <text:p text:style-name="Standard">When Nintendo introduced the Wii gaming console in 2007,<text:span text:style-name="T1"> </text:span><text:s/>it was an<text:span text:style-name="T1"> </text:span>immediate hit with consumers.</text:p>
      <text:p text:style-name="Standard"><text:s/>In fact,</text:p>
      <text:p text:style-name="Standard"><text:s/>it became so popular so quickly that</text:p>
      <text:p text:style-name="Standard">Nintendo was unable to build enough units to keep up with the demand.</text:p>
      <text:p text:style-name="Standard"><text:s/>The</text:p>
      <text:p text:style-name="Standard">company had sufficient production capacity,</text:p>
      <text:p text:style-name="Standard"><text:s/>but their factories weren'</text:p>
      <text:p text:style-name="Standard">t</text:p>
      <text:p text:style-name="Standard">building enough units because they couldn'</text:p>
      <text:p text:style-name="Standard">t get the necessary amounts of</text:p>
      <text:p text:style-name="Standard">raw materials from their suppliers as quickly as they needed them.</text:p>
      <text:p text:style-name="Standard"><text:s/>Nintendo<text:span text:style-name="T1"> had planned for the manufacturing capacity to meet demand,</text:span></text:p>
      <text:p text:style-name="Standard"><text:s/>but it had</text:p>
      <text:p text:style-name="Standard">failed to communicate the increased requirements to both their purchasing</text:p>
      <text:p text:style-name="Standard">department and their raw material suppliers.</text:p>
      <text:p text:style-name="Standard">The increased lead times for raw materials in turn led to a severe increase in</text:p>
      <text:p text:style-name="Standard">the cycle times for production and delivery of finished goods to stores.</text:p>
      <text:p text:style-name="Standard"><text:s/>That</text:p>
      <text:p text:style-name="Standard">is,</text:p>
      <text:p text:style-name="Standard"><text:s/>it took Nintendo much longer to produce the Wii because the factories</text:p>
      <text:p text:style-name="Standard">had to wait for suppliers to provide them with the necessary materials.</text:p>
      <text:p text:style-name="Standard"><text:s/>As a<text:span text:style-name="T1"> result,</text:span></text:p>
      <text:p text:style-name="Standard"><text:s/>Nintendo missed an opportunity to sell more products and meet the</text:p>
      <text:p text:style-name="Standard">consumer demand.</text:p>
      <text:p text:style-name="Standard"><text:s/>These delays not only cost Nintendo a great deal of</text:p>
      <text:p text:style-name="Standard">revenue,</text:p>
      <text:p text:style-name="Standard"><text:s/>but they also enabled Nintendo'</text:p>
      <text:p text:style-name="Standard">s competitors to sell their products</text:p>
      <text:p text:style-name="Standard">to consumers who otherwise would have purchased the Wii.</text:p>
      <text:p text:style-name="Standard"><text:s/>One analyst</text:p>
      <text:p text:style-name="Standard">estimated that the Wii shortage cost Nintendo close to US$1.3 billion.</text:p>
      <text:p text:style-name="Standard">Source:</text:p>
      <text:p text:style-name="Standard"><text:s/>Compiled from Nintendo company reports;</text:p>
      <text:p text:style-name="Standard"><text:s/>and “A Year Later,</text:p>
      <text:p text:style-name="Standard"><text:s/>the</text:p>
      <text:p text:style-name="Standard">Same Scene:</text:p>
      <text:p text:style-name="Standard"><text:s/>Long Lines for the Elusive Wii,” New York Times ,</text:p>
      <text:p text:style-name="Standard"><text:s/>December</text:p>
      <text:p text:style-name="Standard">14,</text:p>
      <text:p text:style-name="Standard"><text:s/>2007.</text:p>
      <text:p text:style-name="P1">CISCO SYSTEMS</text:p>
      <text:p text:style-name="Standard">In 2001,</text:p>
      <text:p text:style-name="Standard"><text:s/>Cisco Systems was selling huge amounts of their key networking</text:p>
      <text:p text:style-name="Standard">products,</text:p>
      <text:p text:style-name="Standard"><text:s/>driven largely by the dot-com boom.</text:p>
      <text:p text:style-name="Standard"><text:s/>Cisco was having a difficult</text:p>
      <text:p text:style-name="Standard">time keeping up with the demand for their products due to severe shortages</text:p>
      <text:p text:style-name="Standard">of raw materials,</text:p>
      <text:p text:style-name="Standard"><text:s/>so they had placed double and triple orders for some parts</text:p>
      <text:p text:style-name="Standard">with their suppliers to “lock up” the parts.</text:p>
      <text:p text:style-name="Standard"><text:s/>In addition,</text:p>
      <text:p text:style-name="Standard"><text:s/>they had accumulated</text:p>
      <text:p text:style-name="Standard">a “safety stock” of finished goods based on optimistic sales forecasts.</text:p>
      <text:p text:style-name="Standard"><text:s/>When</text:p>
      <text:p text:style-name="Standard">the Internet boom started to crash,</text:p>
      <text:p text:style-name="Standard"><text:s/>however,</text:p>
      <text:p text:style-name="Standard"><text:s/>orders began to taper off</text:p>
      <text:p text:style-name="Standard">quickly.</text:p>
      <text:p text:style-name="Standard"><text:s/>Even more damaging for Cisco,</text:p>
      <text:p text:style-name="Standard"><text:s/>the company was unable to<text:span text:style-name="T2"> communicate the drop in demand through their organization so that they</text:span></text:p>
      <text:p text:style-name="Standard">could reduce their production capacity to sell off their “safety stock” of</text:p>
      <text:p text:style-name="Standard">finished goods and also reduce the amount of raw materials they were</text:p>
      <text:p text:style-name="Standard">purchasing to reduce their supply buffer.</text:p>
      <text:p text:style-name="Standard">This mismatch between lower demand,</text:p>
      <text:p text:style-name="Standard"><text:s/>substantial inventories of raw</text:p>
      <text:p text:style-name="Standard">materials,</text:p>
      <text:p text:style-name="Standard"><text:s/>and excessive production capacity ultimately forced Cisco to</text:p>
      <text:p text:style-name="Standard">write off more than $2.5 billion of excess inventory from their books in</text:p>
      <text:p text:style-name="Standard">2001—the largest inventory write-off in history.</text:p>
      <text:p text:style-name="Standard">Source:</text:p>
      <text:p text:style-name="Standard"><text:s/>Compiled from:</text:p>
      <text:p text:style-name="Standard"><text:s/>Cisco company reports;</text:p>
      <text:p text:style-name="Standard"><text:s/>and “Cisco ’Fesses Up to</text:p>
      <text:p text:style-name="Standard">Bad News,” Infoworld .</text:p>
      <text:p text:style-name="Standard"><text:s/>April 16,</text:p>
      <text:p text:style-name="Standard"><text:s/>2001.</text:p>
      <text:p text:style-name="P1">NIKE</text:p>
      <text:p text:style-name="Standard">In 2000,</text:p>
      <text:p text:style-name="Standard"><text:s/>Nike produced too many of the wrong shoes and not enough of the</text:p>
      <text:p text:style-name="Standard">right shoes due to a mismatch between what their demand planning process</text:p>
      <text:p text:style-name="Standard">was telling them to produce and what their customers were telling them they</text:p>
      <text:p text:style-name="Standard">wanted.</text:p>
      <text:p text:style-name="Standard"><text:s/>The production planning department generated an incorrect demand</text:p>
      <text:p text:style-name="Standard">forecast within their departmental information system for the shoe group.</text:p>
      <text:p text:style-name="Standard">Compounding this error,</text:p>
      <text:p text:style-name="Standard"><text:s/>the manufacturing,</text:p>
      <text:p text:style-name="Standard"><text:s/>procurement and sales</text:p>
      <text:p text:style-name="Standard">departments never checked to see if the forecast matched what their</text:p>
      <text:p text:style-name="Standard">customers were requesting in the sales department.</text:p>
      <text:p text:style-name="Standard"><text:s/>Instead,</text:p>
      <text:p text:style-name="Standard"><text:s/>these</text:p>
      <text:p text:style-name="Standard">departments simply took the demand forecast generated by the planning</text:p>
      <text:p text:style-name="Standard">system and typed it into the manufacturing system,</text:p>
      <text:p text:style-name="Standard"><text:s/>thereby generating the</text:p>
      <text:p text:style-name="Standard">procurement requirements.</text:p>
      <text:p text:style-name="Standard"><text:s/>The information system in the sales department</text:p>
      <text:p text:style-name="Standard">was never double-checked to determine what the actual customer order</text:p>
      <text:p text:style-name="Standard">levels were.</text:p>
      <text:p text:style-name="Standard">Even though Nike had highly advanced information systems in its</text:p>
      <text:p text:style-name="Standard">forecasting,</text:p>
      <text:p text:style-name="Standard"><text:s/>manufacturing,</text:p>
      <text:p text:style-name="Standard"><text:s/>sales,</text:p>
      <text:p text:style-name="Standard"><text:s/>and procurement departments,</text:p>
      <text:p text:style-name="Standard"><text:s/>the lack of</text:p>
      <text:p text:style-name="Standard">visibility across the entire process,</text:p>
      <text:p text:style-name="Standard"><text:s/>coupled with manual integration across</text:p>
      <text:p text:style-name="Standard">the departmental systems,</text:p>
      <text:p text:style-name="Standard"><text:s/>cost Nike more than $100 million that quarter.</text:p>
      <text:p text:style-name="Standard"><text:s/>In</text:p>
      <text:p text:style-name="Standard">addition,</text:p>
      <text:p text:style-name="Standard"><text:s/>their share price went down 20% the day after they publicly</text:p>
      <text:p text:style-name="Standard">announced the mistak<text:span text:style-name="T3">e Source:</text:span></text:p>
      <text:p text:style-name="Standard"><text:s/>Compiled from:</text:p>
      <text:p text:style-name="Standard"><text:s/>Nike company reports;</text:p>
      <text:p text:style-name="Standard"><text:s/>“Supply Chain Debacle,”</text:p>
      <text:p text:style-name="Standard">Internet Week ,</text:p>
      <text:p text:style-name="Standard"><text:s/>March 5,</text:p>
      <text:p text:style-name="Standard"><text:s/>2001;</text:p>
      <text:p text:style-name="Standard"><text:s/>and “Nike Rebounds:</text:p>
      <text:p text:style-name="Standard"><text:s/>How (and Why) Nike</text:p>
      <text:p text:style-name="Standard">Recovered from Its Supply Chain Disaster,” CIO Magazine ,</text:p>
      <text:p text:style-name="Standard"><text:s/>June 15,</text:p>
      <text:p text:style-name="Standard"><text:s/>2004.</text:p>
      <text:p text:style-name="P1">DELL</text:p>
      <text:p text:style-name="Standard">Unlike Nike,</text:p>
      <text:p text:style-name="Standard"><text:s/>which implemented a functional system,</text:p>
      <text:p text:style-name="Standard"><text:s/>Dell is organized</text:p>
      <text:p text:style-name="Standard">around a process view of computer sales and manufacturing.</text:p>
      <text:p text:style-name="Standard"><text:s/>Dell largely</text:p>
      <text:p text:style-name="Standard">operates on a business model that builds computers after the company</text:p>
      <text:p text:style-name="Standard">receives an order from a customer,</text:p>
      <text:p text:style-name="Standard"><text:s/>an approach known as make-to-order.</text:p>
      <text:p text:style-name="Standard">The process of building the computer begins as soon as Dell receives the</text:p>
      <text:p text:style-name="Standard">customer order (and usually the payment).</text:p>
      <text:p text:style-name="Standard"><text:s/>This order triggers different</text:p>
      <text:p text:style-name="Standard">steps,</text:p>
      <text:p text:style-name="Standard"><text:s/>including procuring the components,</text:p>
      <text:p text:style-name="Standard"><text:s/>building the computer to exact</text:p>
      <text:p text:style-name="Standard">specifications,</text:p>
      <text:p text:style-name="Standard"><text:s/>shipping the computer,</text:p>
      <text:p text:style-name="Standard"><text:s/>and so on.</text:p>
      <text:p text:style-name="Standard"><text:s/>In contrast,</text:p>
      <text:p text:style-name="Standard"><text:s/>most other</text:p>
      <text:p text:style-name="Standard">computer manufacturers try to forecast what customers will want and then</text:p>
      <text:p text:style-name="Standard">procure the components needed to produce them.</text:p>
      <text:p text:style-name="Standard"><text:s/>They then build the</text:p>
      <text:p text:style-name="Standard">computers in advance and sell from their stock of finished goods.</text:p>
      <text:p text:style-name="Standard">Because Dell was a new company and did not have a historical functional</text:p>
      <text:p text:style-name="Standard">organization to deal with,</text:p>
      <text:p text:style-name="Standard"><text:s/>they could radically rethink their process for</text:p>
      <text:p text:style-name="Standard">building and selling computers and then build their company around the</text:p>
      <text:p text:style-name="Standard">new process.</text:p>
      <text:p text:style-name="Standard"><text:s/>This process-based production model enabled Dell to become</text:p>
      <text:p text:style-name="Standard">the leader in the personal computer industry and remain much more</text:p>
      <text:p text:style-name="Standard">profitable than their competitors.</text:p>
      <text:p text:style-name="Standard">Source:</text:p>
      <text:p text:style-name="Standard"><text:s/>Compiled from:</text:p>
      <text:p text:style-name="Standard"><text:s/>Dell company reports;</text:p>
      <text:p text:style-name="Standard"><text:s/>and “Supply Meets Demand</text:p>
      <text:p text:style-name="Standard">at Dell Inc.,” Accenture ,</text:p>
      <text:p text:style-name="Standard"><text:s/>accessed July 22,</text:p>
      <text:p text:style-name="Standard"><text:s/>2008,</text:p>
      <text:p text:style-name="Standard">http:</text:p>
      <text:p text:style-name="Standard">//www.accenture.</text:p>
      <text:p text:style-name="Standard">com/Global/Services/By_Industry/Communications/</text:p>
      <text:p text:style-name="Standard">Access_Newsletter/Article_Index/SupplyComputer.</text:p>
      <text:p text:style-name="Standard">htm</text:p>
      <text:p text:style-name="Standard">(ht</text:p>
      <text:p text:style-name="Standard">t</text:p>
      <text:p text:style-name="Standard">p:</text:p>
      <text:p text:style-name="Standard">/</text:p>
      <text:p text:style-name="Standard">/</text:p>
      <text:p text:style-name="Standard">www.</text:p>
      <text:p text:style-name="Standard">accent</text:p>
      <text:p text:style-name="Standard">ure.</text:p>
      <text:p text:style-name="Standard"><text:soft-page-break/>com/Gl</text:p>
      <text:p text:style-name="Standard">obal</text:p>
      <text:p text:style-name="Standard">/Servi</text:p>
      <text:p text:style-name="Standard">ces/By_Indust</text:p>
      <text:p text:style-name="Standard">ry/Communi</text:p>
      <text:p text:style-name="Standard">cati</text:p>
      <text:p text:style-name="Standard">ons/</text:p>
      <text:p text:style-name="Standard">Access_Newsl</text:p>
      <text:p text:style-name="Standard">et</text:p>
      <text:p text:style-name="Standard">ter/</text:p>
      <text:p text:style-name="Standard">Arti</text:p>
      <text:p text:style-name="Standard">cl</text:p>
      <text:p text:style-name="Standard">e_Index/Suppl</text:p>
      <text:p text:style-name="Standard">yComputer.</text:p>
      <text:p text:style-name="Standard">ht</text:p>
      <text:p text:style-name="Standard">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2:05:14.095725767</meta:creation-date>
    <dc:date>2018-11-28T22:10:56.603918449</dc:date>
    <meta:editing-duration>PT5M40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5" meta:paragraph-count="192" meta:word-count="889" meta:character-count="5623" meta:non-whitespace-character-count="4842"/>
  </office:meta>
</office:document-meta>
</file>